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352c1" officeooo:paragraph-rsid="000352c1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01fe74" officeooo:paragraph-rsid="0001fe74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1fe74" officeooo:paragraph-rsid="0001fe74" style:font-size-asian="20pt" style:font-weight-asian="bold" style:font-size-complex="20pt" style:font-weight-complex="bold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54110" officeooo:paragraph-rsid="00054110" fo:background-color="#1e1e1e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d4d4d4" style:font-name="Droid Sans Mono" fo:font-size="10.5pt" fo:font-weight="normal" officeooo:rsid="00064a5c" officeooo:paragraph-rsid="00064a5c" fo:background-color="#1e1e1e" style:font-size-asian="20pt" style:font-weight-asian="normal" style:font-size-complex="20pt" style:font-weight-complex="normal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9" style:family="paragraph" style:parent-style-name="Standard">
      <style:text-properties style:font-name="FreeSans" fo:font-size="14pt" style:font-size-asian="14pt" style:font-size-complex="14pt"/>
    </style:style>
    <style:style style:name="P10" style:family="paragraph" style:parent-style-name="Standard">
      <style:text-properties fo:color="#000000" fo:font-size="20pt" fo:font-weight="bold" officeooo:rsid="00054110" officeooo:paragraph-rsid="00054110" fo:background-color="transparent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000000" fo:font-size="20pt" fo:font-weight="bold" officeooo:rsid="00064a5c" officeooo:paragraph-rsid="00064a5c" fo:background-color="transparent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000000" fo:font-size="20pt" fo:font-weight="normal" officeooo:rsid="00064a5c" officeooo:paragraph-rsid="00064a5c" fo:background-color="transparent" style:font-size-asian="20pt" style:font-weight-asian="normal" style:font-size-complex="20pt" style:font-weight-complex="normal"/>
    </style:style>
    <style:style style:name="P13" style:family="paragraph" style:parent-style-name="Standard">
      <style:text-properties fo:color="#000000" fo:font-size="20pt" fo:font-weight="normal" officeooo:rsid="0007c20c" officeooo:paragraph-rsid="0007c20c" fo:background-color="transparent" style:font-size-asian="20pt" style:font-weight-asian="normal" style:font-size-complex="20pt" style:font-weight-complex="normal"/>
    </style:style>
    <style:style style:name="P14" style:family="paragraph" style:parent-style-name="Standard">
      <style:text-properties fo:color="#000000" fo:font-size="16pt" fo:font-weight="bold" officeooo:rsid="000352c1" officeooo:paragraph-rsid="000352c1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000000" fo:font-size="16pt" fo:font-weight="normal" fo:background-color="#dddddd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586c0"/>
    </style:style>
    <style:style style:name="T5" style:family="text">
      <style:text-properties fo:color="#ce9178"/>
    </style:style>
    <style:style style:name="T6" style:family="text">
      <style:text-properties fo:color="#9cdcfe"/>
    </style:style>
    <style:style style:name="T7" style:family="text">
      <style:text-properties fo:color="#569cd6"/>
    </style:style>
    <style:style style:name="T8" style:family="text">
      <style:text-properties fo:color="#dcdcaa"/>
    </style:style>
    <style:style style:name="T9" style:family="text">
      <style:text-properties fo:color="#808080"/>
    </style:style>
    <style:style style:name="T10" style:family="text">
      <style:text-properties fo:color="#4ec9b0"/>
    </style:style>
    <style:style style:name="T11" style:family="text">
      <style:text-properties fo:color="#4fc1ff"/>
    </style:style>
    <style:style style:name="T12" style:family="text">
      <style:text-properties style:font-name="Droid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a react app project:</text:p>
      <text:p text:style-name="P2"><text:tab/></text:p>
      <text:p text:style-name="P2"><text:tab/><text:span text:style-name="T1">Command: </text:span></text:p>
      <text:p text:style-name="P2"><text:span text:style-name="T2">1) </text:span><text:span text:style-name="T3">create-react-app<text:tab/>your_app_name</text:span></text:p>
      <text:p text:style-name="P2"><text:span text:style-name="T3">2) cd your_app_name</text:span></text:p>
      <text:p text:style-name="P2"><text:span text:style-name="T3">3) npm start</text:span></text:p>
      <text:p text:style-name="P2"><text:span text:style-name="T3"/></text:p>
      <text:p text:style-name="P1">Creating React elements:</text:p>
      <text:p text:style-name="P9">(in index.js file add:)</text:p>
      <text:p text:style-name="Standard"/>
      <text:p text:style-name="P15">import React from 'react';</text:p>
      <text:p text:style-name="P15">import ReactDOM from 'react-dom';</text:p>
      <text:p text:style-name="P15"/>
      <text:p text:style-name="P15">var style = {</text:p>
      <text:p text:style-name="P15">backgroundColor: 'orange',</text:p>
      <text:p text:style-name="P15">color: 'white',</text:p>
      <text:p text:style-name="P15">fontFamily: 'Arial'</text:p>
      <text:p text:style-name="P15">}</text:p>
      <text:p text:style-name="P15">const title = React.createElement(</text:p>
      <text:p text:style-name="P15">'h1',</text:p>
      <text:p text:style-name="P15">{id: 'title', className: 'header', style: style},</text:p>
      <text:p text:style-name="P15">'Hello World'</text:p>
      <text:p text:style-name="P15">)</text:p>
      <text:p text:style-name="P15"/>
      <text:p text:style-name="P15">ReactDOM.render(</text:p>
      <text:p text:style-name="P15">title,</text:p>
      <text:p text:style-name="P15">document.getElementById('root')</text:p>
      <text:p text:style-name="P15">)</text:p>
      <text:p text:style-name="P15"/>
      <text:p text:style-name="P10">Rendering unordered list in react:</text:p>
      <text:p text:style-name="P5"><text:span text:style-name="T7">const</text:span> <text:span text:style-name="T11">title</text:span> = <text:span text:style-name="T10">React</text:span>.<text:span text:style-name="T8">createElement</text:span>(</text:p>
      <text:p text:style-name="P4"><text:span text:style-name="T5">'ul'</text:span>,</text:p>
      <text:p text:style-name="P4">{<text:span text:style-name="T6">id:</text:span> <text:span text:style-name="T5">'title'</text:span>, <text:span text:style-name="T6">className:</text:span> <text:span text:style-name="T5">'header'</text:span>, <text:span text:style-name="T6">style:</text:span> <text:span text:style-name="T6">style</text:span>},</text:p>
      <text:p text:style-name="P4"><text:span text:style-name="T10">React</text:span>.<text:span text:style-name="T8">createElement</text:span>(</text:p>
      <text:p text:style-name="P4"><text:span text:style-name="T5">'li'</text:span>,</text:p>
      <text:p text:style-name="P4">{},</text:p>
      <text:p text:style-name="P8">'Item on our list'</text:p>
      <text:p text:style-name="P4">)</text:p>
      <text:p text:style-name="P4">)</text:p>
      <text:p text:style-name="P11"><text:soft-page-break/>Creating React components class:</text:p>
      <text:p text:style-name="P11"/>
      <text:p text:style-name="P6"><text:span text:style-name="T7">class</text:span> <text:span text:style-name="T10">Message</text:span> <text:span text:style-name="T7">extends</text:span> <text:span text:style-name="T10">React</text:span>.<text:span text:style-name="T10">Component</text:span> {</text:p>
      <text:p text:style-name="P4"><text:span text:style-name="T8">render</text:span>() {</text:p>
      <text:p text:style-name="P4"><text:span text:style-name="T4">return</text:span> (</text:p>
      <text:p text:style-name="P4"><text:span text:style-name="T9">&lt;</text:span><text:span text:style-name="T7">div</text:span><text:span text:style-name="T9">&gt;</text:span></text:p>
      <text:p text:style-name="P4"><text:span text:style-name="T9">&lt;</text:span><text:span text:style-name="T7">h1</text:span><text:span text:style-name="T9">&gt;</text:span>Hello Everyone<text:span text:style-name="T9">&lt;/</text:span><text:span text:style-name="T7">h1</text:span><text:span text:style-name="T9">&gt;</text:span></text:p>
      <text:p text:style-name="P4"><text:span text:style-name="T9">&lt;/</text:span><text:span text:style-name="T7">div</text:span><text:span text:style-name="T9">&gt;</text:span></text:p>
      <text:p text:style-name="P4">)</text:p>
      <text:p text:style-name="P4">}</text:p>
      <text:p text:style-name="P4">}</text:p>
      <text:p text:style-name="P7"/>
      <text:p text:style-name="P4"><text:span text:style-name="T6">ReactDOM</text:span>.<text:span text:style-name="T8">render</text:span>(<text:span text:style-name="T9">&lt;</text:span><text:span text:style-name="T10">Message</text:span> <text:span text:style-name="T9">/&gt;</text:span>, <text:span text:style-name="T6">document</text:span>.<text:span text:style-name="T8">getElementById</text:span>(<text:span text:style-name="T5">'root'</text:span>))</text:p>
      <text:p text:style-name="P12"/>
      <text:p text:style-name="P12">Always remember to give class name with first letter as Capital to help browser recognize that it is a typescript code and not a random JS code.</text:p>
      <text:p text:style-name="P12"/>
      <text:p text:style-name="P13">We can create props in the render part of the code to be accessed by components classes and custom functions as dynamic data.</text:p>
      <text:p text:style-name="P14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3:41:58.673388091</meta:creation-date>
    <dc:date>2020-07-20T01:01:22.545532717</dc:date>
    <meta:editing-duration>PT48M52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2" meta:paragraph-count="47" meta:word-count="157" meta:character-count="1064" meta:non-whitespace-character-count="950"/>
  </office:meta>
</office:document-meta>
</file>